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7000001198DD531C2F0E089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85761" officeooo:paragraph-rsid="000857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Image1" text:anchor-type="paragraph" svg:x="0.3in" svg:y="-0.5626in" svg:width="1.4063in" svg:height="2.9272in" draw:z-index="0"><draw:image xlink:href="Pictures/1000020100000087000001198DD531C2F0E0890B.png" xlink:type="simple" xlink:show="embed" xlink:actuate="onLoad" loext:mime-type="image/png"/></draw:frame><text:bookmark-start text:name="__DdeLink__82_4215900020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Huom. Sovelluksessa minesweeper.dao ei vielä toteutettu.<text:bookmark-end text:name="__DdeLink__82_42159000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4T18:23:33.582897162</dc:date>
    <meta:editing-duration>PT9M4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6" meta:character-count="56" meta:non-whitespace-character-count="51"/>
  </office:meta>
</office:document-meta>
</file>